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pop2010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p201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Faixa Etária detalhada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 a 4 anos</text:p>
          </table:table-cell>
          <table:table-cell table:style-name="ce1" office:value-type="float" office:value="407167" calcext:value-type="float">
            <text:p>407167</text:p>
          </table:table-cell>
          <table:table-cell table:style-name="ce3" office:value-type="float" office:value="362032" calcext:value-type="float">
            <text:p>362032</text:p>
          </table:table-cell>
          <table:table-cell table:style-name="ce3" office:value-type="float" office:value="739400" calcext:value-type="float">
            <text:p>7394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 a 9 anos</text:p>
          </table:table-cell>
          <table:table-cell table:style-name="ce1" office:value-type="float" office:value="419935" calcext:value-type="float">
            <text:p>419935</text:p>
          </table:table-cell>
          <table:table-cell table:style-name="ce3" office:value-type="float" office:value="386337" calcext:value-type="float">
            <text:p>386337</text:p>
          </table:table-cell>
          <table:table-cell table:style-name="ce3" office:value-type="float" office:value="785823" calcext:value-type="float">
            <text:p>7858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 a 14 anos</text:p>
          </table:table-cell>
          <table:table-cell table:style-name="ce1" office:value-type="float" office:value="431115" calcext:value-type="float">
            <text:p>431115</text:p>
          </table:table-cell>
          <table:table-cell table:style-name="ce3" office:value-type="float" office:value="417573" calcext:value-type="float">
            <text:p>417573</text:p>
          </table:table-cell>
          <table:table-cell table:style-name="ce3" office:value-type="float" office:value="846908" calcext:value-type="float">
            <text:p>8469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5 a 19 anos</text:p>
          </table:table-cell>
          <table:table-cell table:style-name="ce1" office:value-type="float" office:value="402171" calcext:value-type="float">
            <text:p>402171</text:p>
          </table:table-cell>
          <table:table-cell table:style-name="ce3" office:value-type="float" office:value="411631" calcext:value-type="float">
            <text:p>411631</text:p>
          </table:table-cell>
          <table:table-cell table:style-name="ce3" office:value-type="float" office:value="824679" calcext:value-type="float">
            <text:p>82467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 a 24 anos</text:p>
          </table:table-cell>
          <table:table-cell table:style-name="ce1" office:value-type="float" office:value="380457" calcext:value-type="float">
            <text:p>380457</text:p>
          </table:table-cell>
          <table:table-cell table:style-name="ce3" office:value-type="float" office:value="420394" calcext:value-type="float">
            <text:p>420394</text:p>
          </table:table-cell>
          <table:table-cell table:style-name="ce3" office:value-type="float" office:value="828717" calcext:value-type="float">
            <text:p>8287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5 a 29 anos</text:p>
          </table:table-cell>
          <table:table-cell table:style-name="ce1" office:value-type="float" office:value="357363" calcext:value-type="float">
            <text:p>357363</text:p>
          </table:table-cell>
          <table:table-cell table:style-name="ce3" office:value-type="float" office:value="406098" calcext:value-type="float">
            <text:p>406098</text:p>
          </table:table-cell>
          <table:table-cell table:style-name="ce3" office:value-type="float" office:value="790259" calcext:value-type="float">
            <text:p>7902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 a 34 anos</text:p>
          </table:table-cell>
          <table:table-cell table:style-name="ce1" office:value-type="float" office:value="314078" calcext:value-type="float">
            <text:p>314078</text:p>
          </table:table-cell>
          <table:table-cell table:style-name="ce3" office:value-type="float" office:value="377415" calcext:value-type="float">
            <text:p>377415</text:p>
          </table:table-cell>
          <table:table-cell table:style-name="ce3" office:value-type="float" office:value="726818" calcext:value-type="float">
            <text:p>7268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5 a 39 anos</text:p>
          </table:table-cell>
          <table:table-cell table:style-name="ce1" office:value-type="float" office:value="262918" calcext:value-type="float">
            <text:p>262918</text:p>
          </table:table-cell>
          <table:table-cell table:style-name="ce3" office:value-type="float" office:value="338205" calcext:value-type="float">
            <text:p>338205</text:p>
          </table:table-cell>
          <table:table-cell table:style-name="ce3" office:value-type="float" office:value="643852" calcext:value-type="float">
            <text:p>6438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0 a 44 anos</text:p>
          </table:table-cell>
          <table:table-cell table:style-name="ce1" office:value-type="float" office:value="224036" calcext:value-type="float">
            <text:p>224036</text:p>
          </table:table-cell>
          <table:table-cell table:style-name="ce3" office:value-type="float" office:value="310061" calcext:value-type="float">
            <text:p>310061</text:p>
          </table:table-cell>
          <table:table-cell table:style-name="ce3" office:value-type="float" office:value="584927" calcext:value-type="float">
            <text:p>5849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5 a 49 anos</text:p>
          </table:table-cell>
          <table:table-cell table:style-name="ce1" office:value-type="float" office:value="182192" calcext:value-type="float">
            <text:p>182192</text:p>
          </table:table-cell>
          <table:table-cell table:style-name="ce3" office:value-type="float" office:value="271967" calcext:value-type="float">
            <text:p>271967</text:p>
          </table:table-cell>
          <table:table-cell table:style-name="ce3" office:value-type="float" office:value="509014" calcext:value-type="float">
            <text:p>5090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0 a 54 anos</text:p>
          </table:table-cell>
          <table:table-cell table:style-name="ce1" office:value-type="float" office:value="150652" calcext:value-type="float">
            <text:p>150652</text:p>
          </table:table-cell>
          <table:table-cell table:style-name="ce3" office:value-type="float" office:value="228736" calcext:value-type="float">
            <text:p>228736</text:p>
          </table:table-cell>
          <table:table-cell table:style-name="ce3" office:value-type="float" office:value="422337" calcext:value-type="float">
            <text:p>4223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5 a 59 anos</text:p>
          </table:table-cell>
          <table:table-cell table:style-name="ce1" office:value-type="float" office:value="118792" calcext:value-type="float">
            <text:p>118792</text:p>
          </table:table-cell>
          <table:table-cell table:style-name="ce3" office:value-type="float" office:value="192598" calcext:value-type="float">
            <text:p>192598</text:p>
          </table:table-cell>
          <table:table-cell table:style-name="ce3" office:value-type="float" office:value="347420" calcext:value-type="float">
            <text:p>3474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0 a 64 anos</text:p>
          </table:table-cell>
          <table:table-cell table:style-name="ce1" office:value-type="float" office:value="89211" calcext:value-type="float">
            <text:p>89211</text:p>
          </table:table-cell>
          <table:table-cell table:style-name="ce3" office:value-type="float" office:value="162229" calcext:value-type="float">
            <text:p>162229</text:p>
          </table:table-cell>
          <table:table-cell table:style-name="ce3" office:value-type="float" office:value="292540" calcext:value-type="float">
            <text:p>2925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5 a 69 anos</text:p>
          </table:table-cell>
          <table:table-cell table:style-name="ce1" office:value-type="float" office:value="67917" calcext:value-type="float">
            <text:p>67917</text:p>
          </table:table-cell>
          <table:table-cell table:style-name="ce3" office:value-type="float" office:value="125783" calcext:value-type="float">
            <text:p>125783</text:p>
          </table:table-cell>
          <table:table-cell table:style-name="ce3" office:value-type="float" office:value="222681" calcext:value-type="float">
            <text:p>22268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0 a 74 anos</text:p>
          </table:table-cell>
          <table:table-cell table:style-name="ce1" office:value-type="float" office:value="47338" calcext:value-type="float">
            <text:p>47338</text:p>
          </table:table-cell>
          <table:table-cell table:style-name="ce3" office:value-type="float" office:value="101964" calcext:value-type="float">
            <text:p>101964</text:p>
          </table:table-cell>
          <table:table-cell table:style-name="ce3" office:value-type="float" office:value="176621" calcext:value-type="float">
            <text:p>17662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5 a 79 anos</text:p>
          </table:table-cell>
          <table:table-cell table:style-name="ce1" office:value-type="float" office:value="30443" calcext:value-type="float">
            <text:p>30443</text:p>
          </table:table-cell>
          <table:table-cell table:style-name="ce3" office:value-type="float" office:value="67330" calcext:value-type="float">
            <text:p>67330</text:p>
          </table:table-cell>
          <table:table-cell table:style-name="ce3" office:value-type="float" office:value="114012" calcext:value-type="float">
            <text:p>1140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0 anos e mais</text:p>
          </table:table-cell>
          <table:table-cell table:style-name="ce1" office:value-type="float" office:value="57065" calcext:value-type="float">
            <text:p>57065</text:p>
          </table:table-cell>
          <table:table-cell table:style-name="ce4" office:value-type="float" office:value="87800" calcext:value-type="float">
            <text:p>87800</text:p>
          </table:table-cell>
          <table:table-cell table:style-name="ce4" office:value-type="float" office:value="144865" calcext:value-type="float">
            <text:p>14486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al</text:p>
          </table:table-cell>
          <table:table-cell table:style-name="ce2" office:value-type="float" office:value="4332720" calcext:value-type="float">
            <text:p>4332720</text:p>
          </table:table-cell>
          <table:table-cell table:style-name="ce2" office:value-type="float" office:value="4668153" calcext:value-type="float">
            <text:p>4668153</text:p>
          </table:table-cell>
          <table:table-cell table:style-name="ce2" office:value-type="float" office:value="9000873" calcext:value-type="float">
            <text:p>9000873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text> </number:text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2"/>
      <number:text> </number:text>
    </number:number-style>
    <number:number-style style:name="N13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number:min-decimal-places="0" number:min-integer-digits="2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percentage-style style:name="N134">
      <number:number number:decimal-places="1" number:min-decimal-places="1" number:min-integer-digits="1"/>
      <number:text>%</number:text>
    </number:percentage-style>
    <number:number-style style:name="N135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op2010" style:display-name="PageStyle_pop20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9:58:12.960000000</meta:creation-date>
    <dc:date>2022-03-18T20:12:06.358000000</dc:date>
    <meta:generator>LibreOffice/7.3.1.3$Windows_X86_64 LibreOffice_project/a69ca51ded25f3eefd52d7bf9a5fad8c90b87951</meta:generator>
    <meta:editing-duration>PT13M53S</meta:editing-duration>
    <meta:editing-cycles>2</meta:editing-cycles>
    <meta:document-statistic meta:table-count="1" meta:cell-count="76" meta:object-count="0"/>
    <meta:user-defined meta:name="AppVersion">16.0300</meta:user-defined>
  </office:meta>
</office:document-meta>
</file>